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language="ru" fo:country="RU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Times New Roman1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9" style:family="paragraph" style:parent-style-name="Heading_20_1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5">
      <style:paragraph-properties fo:text-align="justify" style:justify-single-word="false"/>
    </style:style>
    <style:style style:name="P12" style:family="paragraph" style:parent-style-name="Text_20_body" style:list-style-name="L6">
      <style:paragraph-properties fo:text-align="justify" style:justify-single-word="false"/>
    </style:style>
    <style:style style:name="P13" style:family="paragraph" style:parent-style-name="Text_20_body" style:list-style-name="L7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5" style:family="paragraph" style:parent-style-name="Text_20_body" style:list-style-name="L2">
      <style:text-properties fo:language="ru" fo:country="RU"/>
    </style:style>
    <style:style style:name="P16" style:family="paragraph" style:parent-style-name="Text_20_body" style:list-style-name="L5">
      <style:paragraph-properties fo:text-align="justify" style:justify-single-word="false"/>
      <style:text-properties fo:language="ru" fo:country="RU"/>
    </style:style>
    <style:style style:name="P17" style:family="paragraph" style:parent-style-name="Text_20_body" style:list-style-name="L6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3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4" style:family="paragraph" style:parent-style-name="Text_20_body" style:list-style-name="L7">
      <style:paragraph-properties fo:margin-left="0cm" fo:margin-right="0cm" fo:text-align="justify" style:justify-single-word="false" fo:text-indent="-0.635cm" style:auto-text-indent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Liberation Sans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Слайд</text:h>
      <text:p text:style-name="P4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9" text:outline-level="1">Слайд</text:h>
      <text:p text:style-name="P5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5">Функции системы документооборота можно разделить на 2 группы:</text:p>
      <text:list xml:id="list31700419" text:style-name="L1">
        <text:list-item>
          <text:p text:style-name="P10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4">управление отдельным документом (создание, редактирование, просмотр, удаление)</text:p>
        </text:list-item>
      </text:list>
      <text:p text:style-name="P6">Одной из организаций, где востребованы сегодня системы документооборота, является Федеральная Таможенная Служба. В рамках создаваемой для нее системы Электонного Декларирования Товаров и Транспортных Средств взаимодействуют 2 подсистемы: <text:bookmark-start text:name="DDE_LINK"/><text:span text:style-name="T4">управления документооборотом таможенных органов</text:span><text:bookmark-end text:name="DDE_LINK"/> и <text:span text:style-name="T4">редактора электонных документов</text:span>.</text:p>
      <text:p text:style-name="P5">Настоящая работа посвящена разработке подсистемы редактора формализованных электонных таможенных документов.</text:p>
      <text:h text:style-name="P9" text:outline-level="1">Слайд</text:h>
      <text:p text:style-name="P3">Как и при создании большинства программных продуктов, главные цели состоят в том, чтобы, с одной стороны, создать приложение, а с другой стороны, сделать его востребованным.</text:p>
      <text:h text:style-name="P9" text:outline-level="1">Слайд</text:h>
      <text:p text:style-name="Text_20_body">Каковы требования <text:span text:style-name="T5">необходимо</text:span> выполнить, чтобы создать работающий программный продукт? От заказчика получены следующие: </text:p>
      <text:list xml:id="list32455944" text:style-name="L9">
        <text:list-item>
          <text:p text:style-name="P19">редактор - клиент-серверное приложение на основе технологии GWT</text:p>
        </text:list-item>
        <text:list-item>
          <text:p text:style-name="P19">форма редактирования документа должна соответствовать реальному бланку</text:p>
        </text:list-item>
        <text:list-item>
          <text:p text:style-name="P19">документ в формате XML передается сторонним приложением</text:p>
        </text:list-item>
        <text:list-item>
          <text:p text:style-name="P19">должна производиться проверка формата вводимых пользователем данных (валидация документа)</text:p>
        </text:list-item>
      </text:list>
      <text:h text:style-name="P9" text:outline-level="1">Слайд</text:h>
      <text:p text:style-name="P2">Каковы требования <text:span text:style-name="T4">достаточно</text:span> выполнить, чтобы <text:s/>избежать недостатков существующих аналогов редактора, а значит, создать конкурентное преимущество? </text:p>
      <text:p text:style-name="P2">Недостатки существующих аналогов таковы:</text:p>
      <text:list xml:id="list31690291" text:style-name="L2">
        <text:list-item>
          <text:p text:style-name="P15">низкая скорость реакции пользовательского интерфейса</text:p>
        </text:list-item>
        <text:list-item>
          <text:p text:style-name="P15">пользователь вынужден вводить все данные вручную</text:p>
        </text:list-item>
        <text:list-item>
          <text:p text:style-name="P15">недостаток поддержки пользователя справочной информацией по заполнению документов</text:p>
        </text:list-item>
        <text:list-item>
          <text:p text:style-name="P15">неустойчивость к аппаратным сбоям</text:p>
        </text:list-item>
      </text:list>
      <text:p text:style-name="Text_20_body">Значит, нужно задаться следующими требованиями: должны быть обеспечены</text:p>
      <text:list xml:id="list32432584" text:style-name="L8">
        <text:list-item>
          <text:p text:style-name="P18">повышенная скорость реакции пользовательского интерфейса</text:p>
        </text:list-item>
        <text:list-item>
          <text:p text:style-name="P18"><text:soft-page-break/>автозаполнение одних полей на основе значений других</text:p>
        </text:list-item>
        <text:list-item>
          <text:p text:style-name="P18">поддержка пользователя справочной информацией по заполнению документов</text:p>
        </text:list-item>
        <text:list-item>
          <text:p text:style-name="P18">устойчивость к обрывам связи со стороны клиента и отказам сервера</text:p>
        </text:list-item>
      </text:list>
      <text:p text:style-name="Text_20_body"/>
      <text:p text:style-name="Text_20_body"/>
      <text:h text:style-name="P9" text:outline-level="1">Слайд</text:h>
      <text:p text:style-name="P5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5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<text:s/>знает любой, причастный к веб-разработкам. О том, что хотя по этой теме написано множество книг, этому понятию, все же, многие затрудняются дать четкое определение, знает, опять же, любой, причастный к веб-разработкам. Известно и то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5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5"><text:span text:style-name="T1">В чем основная особенность </text:span><text:span text:style-name="T3">AJAX(Asyncronous JavaScript And XML)? </text:span><text:span text:style-name="T1">Она 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3">Не случайно теперь перевод в веб офисных сред редактирования документов и сред программирования стал лишь вопросом времени.</text:p>
      <text:h text:style-name="P9" text:outline-level="1">Слайд</text:h>
      <text:p text:style-name="P8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31679550" text:style-name="L3">
        <text:list-item>
          <text:p text:style-name="P20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22">библиотеку, эмулирующую стандартные типы <text:span text:style-name="T3">java</text:span></text:p>
        </text:list-item>
        <text:list-item>
          <text:p text:style-name="P22">библиотеку элементов графического интерфейса</text:p>
        </text:list-item>
        <text:list-item>
          <text:p text:style-name="P22">среду исполнения, позволяющую производить полноценную отладку <text:span text:style-name="T3">java-</text:span>кода</text:p>
        </text:list-item>
      </text:list>
      <text:p text:style-name="P7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1687231" text:style-name="L4">
        <text:list-item>
          <text:p text:style-name="P23">статической типизацией</text:p>
        </text:list-item>
        <text:list-item>
          <text:p text:style-name="P23">использованием полиморфизма</text:p>
        </text:list-item>
        <text:list-item>
          <text:p text:style-name="P23">возможностью полноценной отладки</text:p>
        </text:list-item>
        <text:list-item>
          <text:p text:style-name="P21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9" text:outline-level="1">Слайд</text:h>
      <text:p text:style-name="P3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таковы:</text:p>
      <text:h text:style-name="P9" text:outline-level="1"><text:soft-page-break/>Слайд</text:h>
      <text:p text:style-name="P5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3"><text:span text:style-name="T4">Достоинства</text:span>: простота для небольших задач. </text:p>
      <text:p text:style-name="P3"><text:span text:style-name="T4">Недостатки</text:span>: хранение в БД только целиком, валидация только целиком.</text:p>
      <text:h text:style-name="P9" text:outline-level="1">Слайд</text:h>
      <text:p text:style-name="P3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1706435" text:style-name="L5">
        <text:list-item>
          <text:p text:style-name="P16">т.н. маршаллизацию (разбор) документа в объекты заранее сгенерированных по схеме классов</text:p>
        </text:list-item>
        <text:list-item>
          <text:p text:style-name="P11"><text:span text:style-name="T1">работу с объектами, как с обычными объектами </text:span><text:span text:style-name="T3">Java</text:span></text:p>
        </text:list-item>
        <text:list-item>
          <text:p text:style-name="P16">и демаршаллизацию их обратно по окончании работы</text:p>
        </text:list-item>
      </text:list>
      <text:p text:style-name="P3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9" text:outline-level="1">Слайд</text:h>
      <text:p text:style-name="P5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, опирающихся на собственную рефлексию, более глубокую, чем стандартная </text:span><text:span text:style-name="T3">Java. </text:span><text:span text:style-name="T1">Все это поддержано средой разработки </text:span><text:span text:style-name="T3">Eclipse. </text:span></text:p>
      <text:p text:style-name="P3"><text:span text:style-name="T4">Достоинства</text:span>: удовлетворяет всем заданным критериям</text:p>
      <text:p text:style-name="P3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9" text:outline-level="1">Слайд</text:h>
      <text:p text:style-name="P3">Сопоставив все критерии, видим, что</text:p>
      <text:list xml:id="list31698127" text:style-name="L6">
        <text:list-item>
          <text:p text:style-name="P12"><text:span text:style-name="T1">наименее удовлетворяет им технология </text:span><text:span text:style-name="T3">DOM</text:span></text:p>
        </text:list-item>
        <text:list-item>
          <text:p text:style-name="P17">наиболее им удовлетворяет технология <text:span text:style-name="T3">EMF</text:span></text:p>
        </text:list-item>
      </text:list>
      <text:p text:style-name="P3">Учитывая то, что <text:span text:style-name="T3">EMF, </text:span>как и остальные,<text:span text:style-name="T3"> </text:span>является свободной и не требует затрат на приобретение, используем ее для реализации серверной части приложения.</text:p>
      <text:h text:style-name="P9" text:outline-level="1">Слайд</text:h>
      <text:p text:style-name="P3">От теории перейдем к практике. Пр<office:annotation><dc:creator>Андрей Ерёменок</dc:creator><dc:date>2009-01-27T22:55:48.36</dc:date><text:p text:style-name="P25"><text:span text:style-name="T6">Про разделение бд портала и редактора</text:span></text:p></office:annotation>оектируя систему, нужно решить 2 задачи: спроектировать клиентскую часть и серверную, заставив их правильно взаимодействовать.</text:p>
      <text:p text:style-name="P3">Модули, которые можно выделить в серверной части, с учетом взаимодействия с Порталом Декларанта, изображены на схеме.</text:p>
      <text:h text:style-name="P9" text:outline-level="1">Слайд</text:h>
      <text:p text:style-name="P3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Ее</text:span> место в проекте показывает следующий слайд.</text:p>
      <text:h text:style-name="P9" text:outline-level="1"><text:soft-page-break/>Слайд</text:h>
      <text:p text:style-name="P5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</text:span><text:span text:style-name="T1">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9" text:outline-level="1">Слайд</text:h>
      <text:p text:style-name="P3">Процесс реализации был долгим и кропотливым, его подробности стоит пропустить. В результате создано приложение, общий вид которого представлен на слайде. На заднем плане — обычная страница редактирования. На переднем — пример более сложного элемента — всплывающее окно для редактирования множественных элементов документа.</text:p>
      <text:h text:style-name="P9" text:outline-level="1">Слайд</text:h>
      <text:p text:style-name="P1">Подведем итог. Каковы результаты проделанной работы?</text:p>
      <text:list xml:id="list31685973" text:style-name="L7">
        <text:list-item>
          <text:p text:style-name="P13">Создан веб-редактор электронных таможенных документов на основе технологии <text:span text:style-name="T3">GWT, </text:span><text:span text:style-name="T1">удовлетворяющий основным поставленным требованиям</text:span></text:p>
        </text:list-item>
        <text:list-item>
          <text:p text:style-name="P13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3">В составе редактора спроектирована и реализована подсистема автоматического заполнения <text:span text:style-name="T1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3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3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24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  <text:p text:style-name="P24"/>
        </text:list-item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8T12:39:20.63</dc:date>
    <dc:creator>eav eav</dc:creator>
    <meta:editing-duration>PT04H33M32S</meta:editing-duration>
    <meta:editing-cycles>165</meta:editing-cycles>
    <meta:document-statistic meta:table-count="0" meta:image-count="0" meta:object-count="0" meta:page-count="4" meta:paragraph-count="85" meta:word-count="1227" meta:character-count="9367"/>
    <meta:user-defined meta:name="Поле 1"/>
    <meta:user-defined meta:name="Поле 2"/>
    <meta:user-defined meta:name="Поле 3"/>
    <meta:user-defined meta:name="Поле 4"/>
  </office:meta>
</office:document-meta>
</file>